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77cm"/>
    </style:style>
    <style:style style:name="co2" style:family="table-column">
      <style:table-column-properties fo:break-before="auto" style:column-width="18.094cm"/>
    </style:style>
    <style:style style:name="co3" style:family="table-column">
      <style:table-column-properties fo:break-before="auto" style:column-width="13.37cm"/>
    </style:style>
    <style:style style:name="co4" style:family="table-column">
      <style:table-column-properties fo:break-before="auto" style:column-width="2.37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6e0b4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c6e0b4"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1" table:default-cell-style-name="ce1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events</text:p>
          </table:table-cell>
          <table:table-cell table:style-name="ce2" office:value-type="string" calcext:value-type="string">
            <text:p>Termine</text:p>
          </table:table-cell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mainDisclaimer</text:p>
          </table:table-cell>
          <table:table-cell table:style-name="ce6" office:value-type="string" calcext:value-type="string">
            <text:p>Impressum und Kontakt - Integreat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metaDescription</text:p>
          </table:table-cell>
          <table:table-cell table:style-name="ce2"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table:style-name="ce7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shboard.events</text:p>
          </table:table-cell>
          <table:table-cell table:style-name="ce2" office:value-type="string" calcext:value-type="string">
            <text:p>Termine</text:p>
          </table:table-cell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notFound.event</text:p>
          </table:table-cell>
          <table:table-cell table:style-name="ce2" office:value-type="string" calcext:value-type="string">
            <text:p>Dieser Termin wurde leider nicht gefunden.</text:p>
          </table:table-cell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goTo.events</text:p>
          </table:table-cell>
          <table:table-cell table:style-name="ce2" office:value-type="string" calcext:value-type="string">
            <text:p>Zu den Terminen</text:p>
          </table:table-cell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ung ist notwendig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vents.events</text:p>
          </table:table-cell>
          <table:table-cell table:style-name="ce2" office:value-type="string" calcext:value-type="string">
            <text:p>Termine</text:p>
          </table:table-cell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events.currentlyNoEvents</text:p>
          </table:table-cell>
          <table:table-cell table:style-name="ce2" office:value-type="string" calcext:value-type="string">
            <text:p>Es gibt aktuell keine Termine.</text:p>
          </table:table-cell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contentOfEvent</text:p>
          </table:table-cell>
          <table:table-cell table:style-name="ce2" office:value-type="string" calcext:value-type="string">
            <text:p>Inhalt des Termins "{{event}}"</text:p>
          </table:table-cell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thanksMessage</text:p>
          </table:table-cell>
          <table:table-cell table:style-name="ce2" office:value-type="string" calcext:value-type="string">
            <text:p>Vielen Dank für Ihr Feedback. Damit helfen Sie uns, unsere Inhalte und die Malte-App zu verbessern. Wir würden uns über weiteres Feedback freuen.</text:p>
          </table:table-cell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integreat</text:p>
          </table:table-cell>
          <table:table-cell table:style-name="ce2" office:value-type="string" calcext:value-type="string">
            <text:p>Malte</text:p>
          </table:table-cell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intro.integreatDescription</text:p>
          </table:table-cell>
          <table:table-cell table:style-name="ce2" office:value-type="string" calcext:value-type="string">
            <text:p>Malte ist Ihr digitaler Guide für Deutschland</text:p>
          </table:table-cell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events</text:p>
          </table:table-cell>
          <table:table-cell table:style-name="ce2" office:value-type="string" calcext:value-type="string">
            <text:p>Termine</text:p>
          </table:table-cell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intro.eventsDescription</text:p>
          </table:table-cell>
          <table:table-cell table:style-name="ce2" office:value-type="string" calcext:value-type="string">
            <text:p>Aktuelle Veranstaltungen und Termine</text:p>
          </table:table-cell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inquiryIntro</text:p>
          </table:table-cell>
          <table:table-cell table:style-name="ce2" office:value-type="string" calcext:value-type="string">
            <text:p>Durch Klicken auf "{{accept}}" erlaube ich der Malte-App, ...</text:p>
          </table:table-cell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sentryCondition</text:p>
          </table:table-cell>
          <table:table-cell table:style-name="ce2" office:value-type="string" calcext:value-type="string">
            <text:p>... mit dem automatischen Senden von Absturzberichten Malte zu verbessern</text:p>
          </table:table-cell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events</text:p>
          </table:table-cell>
          <table:table-cell table:style-name="ce2" office:value-type="string" calcext:value-type="string">
            <text:p>Termine</text:p>
          </table:table-cell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layout.noEvents</text:p>
          </table:table-cell>
          <table:table-cell table:style-name="ce2" office:value-type="string" calcext:value-type="string">
            <text:p>Keine Termine</text:p>
          </table:table-cell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sentryDescription</text:p>
          </table:table-cell>
          <table:table-cell table:style-name="ce2" office:value-type="string" calcext:value-type="string">
            <text:p>Durch das automatische Senden von Absturzberichten die Malte-App verbessern</text:p>
          </table:table-cell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about</text:p>
          </table:table-cell>
          <table:table-cell table:style-name="ce2" office:value-type="string" calcext:value-type="string">
            <text:p>Über Malte</text:p>
          </table:table-cell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table:style-name="ce6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table:number-columns-repeated="62"/>
        </table:table-row>
        <table:table-row table:style-name="ro1" table:number-rows-repeated="104840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11:50:39.82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0-06-10T12:25:52.208000000</dc:date>
    <meta:editing-cycles>4</meta:editing-cycles>
    <meta:editing-duration>PT35M13S</meta:editing-duration>
    <meta:document-statistic meta:table-count="1" meta:cell-count="499" meta:object-count="0"/>
  </office:meta>
</office:document-meta>
</file>